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Rubrik" style:master-page-name="MPF0" style:family="paragraph">
      <style:paragraph-properties fo:break-before="page"/>
    </style:style>
    <style:style style:name="P3" style:parent-style-name="Normal" style:family="paragraph">
      <style:text-properties fo:color="#000000"/>
    </style:style>
    <style:style style:name="P4" style:parent-style-name="Numreradlista" style:family="paragraph">
      <style:text-properties fo:color="#000000"/>
    </style:style>
    <style:style style:name="P5" style:parent-style-name="Numreradlista" style:family="paragraph">
      <style:text-properties fo:color="#000000" style:language-asian="sv" style:country-asian="SE"/>
    </style:style>
    <style:style style:name="P6" style:parent-style-name="Numreradlista" style:family="paragraph">
      <style:text-properties fo:color="#000000" style:language-asian="sv" style:country-asian="SE"/>
    </style:style>
    <style:style style:name="P7" style:parent-style-name="Numreradlista" style:family="paragraph">
      <style:paragraph-properties fo:margin-left="0.75in" fo:text-indent="-0.25in">
        <style:tab-stops/>
      </style:paragraph-properties>
    </style:style>
    <style:style style:name="P8" style:parent-style-name="Normal" style:family="paragraph">
      <style:text-properties fo:color="#000000"/>
    </style:style>
    <style:style style:name="P9" style:parent-style-name="Normal" style:family="paragraph">
      <style:text-properties fo:color="#000000"/>
    </style:style>
    <style:style style:name="T10" style:parent-style-name="Standardstycketeckensnitt" style:family="text">
      <style:text-properties fo:color="#000000"/>
    </style:style>
    <style:style style:name="T11" style:parent-style-name="Standardstycketeckensnitt" style:family="text">
      <style:text-properties style:font-name="Consolas" style:font-name-complex="Consolas" fo:color="#000000" fo:font-size="9.5pt" style:font-size-asian="9.5pt" style:font-size-complex="9.5pt"/>
    </style:style>
    <style:style style:name="T12" style:parent-style-name="Standardstycketeckensnitt" style:family="text">
      <style:text-properties style:font-name-complex="Consolas" fo:color="#000000" style:font-size-complex="9.5pt"/>
    </style:style>
    <style:style style:name="T13" style:parent-style-name="Standardstycketeckensnitt" style:family="text">
      <style:text-properties style:font-name-complex="Consolas" fo:color="#000000" style:font-size-complex="9.5pt"/>
    </style:style>
    <style:style style:name="T14" style:parent-style-name="Standardstycketeckensnitt" style:family="text">
      <style:text-properties style:font-name-complex="Consolas" fo:color="#000000" style:font-size-complex="9.5pt"/>
    </style:style>
    <style:style style:name="T15" style:parent-style-name="Standardstycketeckensnitt" style:family="text">
      <style:text-properties fo:color="#000000"/>
    </style:style>
    <style:style style:name="T16" style:parent-style-name="Standardstycketeckensnitt" style:family="text">
      <style:text-properties style:font-name="Consolas" style:font-name-complex="Consolas" fo:color="#000000" fo:font-size="9.5pt" style:font-size-asian="9.5pt" style:font-size-complex="9.5pt"/>
    </style:style>
    <style:style style:name="T17" style:parent-style-name="Standardstycketeckensnitt" style:family="text">
      <style:text-properties fo:color="#000000"/>
    </style:style>
    <style:style style:name="T18" style:parent-style-name="Standardstycketeckensnitt" style:family="text">
      <style:text-properties fo:color="#000000"/>
    </style:style>
    <style:style style:name="P19" style:parent-style-name="Normal" style:family="paragraph">
      <style:text-properties fo:color="#000000"/>
    </style:style>
    <style:style style:name="P20" style:parent-style-name="Normal" style:family="paragraph">
      <style:text-properties fo:color="#000000"/>
    </style:style>
    <style:style style:name="P21" style:parent-style-name="Normal" style:family="paragraph">
      <style:text-properties fo:color="#000000"/>
    </style:style>
    <style:style style:name="P22" style:parent-style-name="Rubrik1" style:family="paragraph">
      <style:text-properties style:language-asian="sv" style:country-asian="SE"/>
    </style:style>
    <style:style style:name="P23" style:parent-style-name="Normal" style:family="paragraph">
      <style:text-properties fo:color="#000000"/>
    </style:style>
    <style:style style:name="P24" style:parent-style-name="Normal" style:family="paragraph">
      <style:text-properties fo:color="#000000"/>
    </style:style>
    <style:style style:name="P25" style:parent-style-name="Normal" style:family="paragraph">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T28" style:parent-style-name="Standardstycketeckensnitt" style:family="text">
      <style:text-properties fo:color="#000000"/>
    </style:style>
    <style:style style:name="T29" style:parent-style-name="Standardstycketeckensnitt" style:family="text">
      <style:text-properties style:font-name="Consolas" style:font-name-complex="Consolas" fo:color="#000000" fo:font-size="9.5pt" style:font-size-asian="9.5pt" style:font-size-complex="9.5pt"/>
    </style:style>
    <style:style style:name="T30" style:parent-style-name="Standardstycketeckensnitt" style:family="text">
      <style:text-properties style:font-name-complex="Consolas" fo:color="#000000" style:font-size-complex="9.5pt"/>
    </style:style>
    <style:style style:name="T31" style:parent-style-name="Standardstycketeckensnitt" style:family="text">
      <style:text-properties style:font-name-complex="Consolas" fo:color="#000000" style:font-size-complex="9.5pt"/>
    </style:style>
    <style:style style:name="T32" style:parent-style-name="Standardstycketeckensnitt" style:family="text">
      <style:text-properties style:font-name-complex="Consolas" fo:color="#000000" style:font-size-complex="9.5pt"/>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paragraph-properties fo:margin-left="0in">
        <style:tab-stops/>
      </style:paragraph-properties>
    </style:style>
  </office:automatic-styles>
  <office:body>
    <office:text text:use-soft-page-breaks="true">
      <text:p text:style-name="P1">projekt bussen</text:p>
      <text:h text:style-name="Rubrik1" text:outline-level="1">utvärdering</text:h>
      <text:p text:style-name="P3">En utvärdering av Projekt ”Bussen” – programmering 1.</text:p>
      <text:h text:style-name="Rubrik2" text:outline-level="2">Innehållsförteckning</text:h>
      <text:list text:style-name="LFO6" text:continue-numbering="true">
        <text:list-item>
          <text:p text:style-name="P4">Felsökning och kvalitetssäkring</text:p>
        </text:list-item>
        <text:list-item>
          <text:p text:style-name="P5">Utvärdering av funktionalitet och ändamålsenlighet</text:p>
        </text:list-item>
        <text:list-item>
          <text:p text:style-name="P6">Reflektion och lärdomar</text:p>
        </text:list-item>
      </text:list>
      <text:p text:style-name="P7"/>
      <text:h text:style-name="Rubrik1" text:outline-level="1">Felsökning och kvalitetssäkring</text:h>
      <text:p text:style-name="P8">Programmet har under projektets lopp kontinuerligt testats för att säkerställa stabiliteten och funktionaliteten. Varje metod som konstruerats har genom gått en omfattande testperiod innan metoden betraktats som färdig, utöver detta har varje enskild metod testats tillsammans med alla metoder i programmet för att säkerställa att problem inte uppkommit på grund utav den andra.<text:s/></text:p>
      <text:p text:style-name="P9">Kvaliteten i programmet kan garanteras då programmet är utformat efter grundläggande kodstruktur för programmeringsspråket C#. Beaktning har även tagits i form av den ”mänskliga faktorn”. I kvalitetssäkring har både funktionaliteten i kodstrukturen testats och olika scenarion hur användaren kan påverkade koden på sådant sätt att<text:s/>programmet kan krascha.<text:s/></text:p>
      <text:p text:style-name="Normal"><text:span text:style-name="T10">Genom projektets gång har diverse fel uppstått med dem olika metoderna. En av dem större problemen var metoden ”</text:span><text:span text:style-name="T11">add_passenger()”.<text:s/></text:span><text:span text:style-name="T12">Efter att användaren valt antal värden som skulle lagras i vektorn ”Passagerare[]”, sparades dessa v</text:span><text:span text:style-name="T13">ärden i respektive element på ett korrekt sätt. Problemet låg här att indexering inte blev rätt när användaren skulle lägga in ytterligare passagerare. Det krävdes en omfattande felsökning så att for-loopen itererade på rätt indexvärde i vektorn. Det smidi</text:span><text:span text:style-name="T14">gaste sättet var att lägga in en villkorssats.<text:s/></text:span></text:p>
      <text:p text:style-name="Normal"><text:span text:style-name="T15">Logiska problem uppkom även i metoden ”</text:span><text:span text:style-name="T16">calc_average_age()”</text:span><text:span text:style-name="T17"><text:s/>där medelåldern räknas ut, dels att summan delades på alla element i vektorn trotts att användaren inte lagt till värde på alla element, detta gav gi</text:span><text:span text:style-name="T18">vetvis ett felaktigt värde. I det fallet där användaren valt att köra denna metod utan att lägga in passagerare delades totalsumman 0 med 0 vilket gjorde att programmet kraschade (Ett logiskt matematiskt error).<text:s/></text:span></text:p>
      <text:p text:style-name="P19">Det första problemet löste jag genom att lägga in en ”counter” för varje passagerare som lagts till i vektorn och dela med ”counter” istället för antal element i vektorn. Det andra problemet löstes genom att lägga in en undantagshantering TryCatch.<text:s/></text:p>
      <text:p text:style-name="P20"/>
      <text:p text:style-name="P21"/>
      <text:h text:style-name="P22" text:outline-level="1">Utvärdering av funktionalitet och ändamålsenlighet</text:h>
      <text:p text:style-name="P23">Detta projekt hade som syfte att skapa ett program där användaren skulle kunna lägga till passagerare som kliver bussen. Utöver detta skulle ett flertal funktioner finns med i programmet.<text:s/></text:p>
      <text:p text:style-name="P24">Projektet följde tydligt den uppsatta kravspecifikationen som<text:s/>beställaren önskat att programmet skulle kunna göra.<text:s/></text:p>
      <text:p text:style-name="P25">En tydlig meny visas för användaren genom en switch-loop som styr användarens val. I denna meny från användaren åtta olika val. Varje meny/case anropar respektive metod som utför det användaren vill göra. Efter att användaren gjort sitt val och metoden blivit anropad plus eventuell input och output till användaren återgår programmet till sitt ursprungsläge vilket är huvudmenyn. Programmet stoppas först när användaren aktivt väljer meny 0 som ändrar integer variabeln till noll och loppen som styr switch avslutas. Hela programmet avslutas då eftersom även metoden Run() stoppas .<text:s/></text:p>
      <text:h text:style-name="Rubrik1" text:outline-level="1">Refelktion och lärdommar</text:h>
      <text:p text:style-name="P26">Jag har lärt mig väldigt många olika saker i detta projekt. Jag har utvecklat min förståelse hur vektorer fungerar tillsammans med for-loopar. Men detta är något jag måste fortsätta att jobba med för att får en ännu bättre förståelse.<text:s/></text:p>
      <text:p text:style-name="P27">Under projektets lopp har jag förstått att planering är väldigt viktigt, speciellt när projekten blir större och innehåller<text:s/>många olika funktioner.<text:s/></text:p>
      <text:p text:style-name="Normal"><text:span text:style-name="T28">Felsökning och testkörning är något jag gjort hela tiden för att säkerställa att koden fungerar som den skall. Jag satt som sagt länge med metoden<text:s/></text:span><text:span text:style-name="T29">add_passenger()<text:s/></text:span><text:span text:style-name="T30">som gjorde att jag nästan ville ge upp över denna funktion att använ</text:span><text:span text:style-name="T31">daren skulle få välja antal input-värden. Detta fick mig däremot att inse att man måste ta ett steg tillbaka när man kör fast och gå igenom sin kod steg för steg, tänka ut noga vad man vill göra och vad koden faktiskt gör just nu. Det större problemet här<text:s/></text:span><text:span text:style-name="T32">misstänker jag att det finns en viss osäkerhet hur for-loopen fungerar och hur det itererar genom vektorn.<text:s/></text:span></text:p>
      <text:p text:style-name="P33">Överlag är jag nöjd med mitt program som är någorlunda användarvänligt med tydliga instruktioner till användaren och outputs. Genom de sista testkörningar som jag gjorde så fick jag aldrig programmet att krascha eller att metoderna inte fungerade som det var tänkt. Givetvis kan något ha missats i testkörningen men programmet i sin helhet ger en bra upplevelse till användaren.<text:s/></text:p>
      <text:p text:style-name="P34">Jag har fått jobba med metoder<text:s/>och hur dessa<text:s/>anropas, även här har jag mkt kvar att lära<text:s/>mig hur en metod fungerar och hur det används på bästa sätt.<text:s/></text:p>
      <text:p text:style-name="P35"/>
      <text:p text:style-name="P36"/>
      <text:soft-page-break/>
      <text:p text:style-name="Normal"><text:tab/></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ja" style:country-asian="JP" style:language-complex="ar" style:country-complex="SA" style:text-combine="none" fo:hyphenate="true"/>
    </style:default-style>
    <style:style style:name="Rubrik1" style:display-name="Rubrik 1" style:family="paragraph" style:parent-style-name="Normal" style:default-outline-level="1">
      <style:paragraph-properties fo:margin-top="0.4166in" fo:margin-bottom="0.0416in" fo:margin-left="0in">
        <style:tab-stops/>
      </style:paragraph-properties>
      <style:text-properties fo:text-transform="uppercase" fo:color="#2E2E2E" fo:letter-spacing="0.0097in" fo:font-size="13pt" style:font-size-asian="13pt" style:font-size-complex="13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asian="Times New Roman" fo:color="#535353"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asian="Times New Roman" fo:color="#373737" fo:font-size="12pt" style:font-size-asian="12pt" style:font-size-complex="12pt" fo:hyphenate="false"/>
    </style:style>
    <style:style style:name="Rubrik5" style:display-name="Rubrik 5" style:family="paragraph" style:parent-style-name="Normal" style:default-outline-level="5">
      <style:paragraph-properties fo:margin-top="0.0277in" fo:margin-bottom="0in" fo:margin-left="0in">
        <style:tab-stops/>
      </style:paragraph-properties>
      <style:text-properties style:font-name-asian="Times New Roman" fo:font-style="italic" style:font-style-asian="italic" fo:color="#2E2E2E" fo:letter-spacing="0.0041in" fo:hyphenate="false"/>
    </style:style>
    <style:style style:name="Rubrik6" style:display-name="Rubrik 6" style:family="paragraph" style:parent-style-name="Normal" style:default-outline-level="6">
      <style:paragraph-properties fo:margin-top="0.0277in" fo:margin-bottom="0in" fo:margin-left="0in">
        <style:tab-stops/>
      </style:paragraph-properties>
      <style:text-properties style:font-name-asian="Times New Roman" fo:color="#2E2E2E" fo:letter-spacing="0.0083in" fo:hyphenate="false"/>
    </style:style>
    <style:style style:name="Rubrik7" style:display-name="Rubrik 7" style:family="paragraph" style:parent-style-name="Normal" style:default-outline-level="7">
      <style:paragraph-properties fo:margin-top="0.0277in" fo:margin-bottom="0in" fo:margin-left="0in">
        <style:tab-stops/>
      </style:paragraph-properties>
      <style:text-properties style:font-name-asian="Times New Roman" style:font-style-complex="italic" fo:color="#2E2E2E" fo:hyphenate="false"/>
    </style:style>
    <style:style style:name="Rubrik8" style:display-name="Rubrik 8" style:family="paragraph" style:parent-style-name="Normal" style:default-outline-level="8">
      <style:paragraph-properties fo:margin-top="0.0277in" fo:margin-bottom="0in" fo:margin-left="0in">
        <style:tab-stops/>
      </style:paragraph-properties>
      <style:text-properties style:font-name-asian="Times New Roman" fo:font-style="italic" style:font-style-asian="italic" fo:color="#626262" style:font-size-complex="10.5pt" fo:hyphenate="false"/>
    </style:style>
    <style:style style:name="Rubrik9" style:display-name="Rubrik 9" style:family="paragraph" style:parent-style-name="Normal" style:default-outline-level="9">
      <style:paragraph-properties fo:margin-top="0.0277in" fo:margin-bottom="0in" fo:margin-left="0in">
        <style:tab-stops/>
      </style:paragraph-properties>
      <style:text-properties style:font-name-asian="Times New Roman" style:font-style-complex="italic" fo:color="#626262" style:font-size-complex="10.5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fo:text-transform="uppercase" fo:color="#2E2E2E" fo:letter-spacing="0.0097in" fo:font-size="13pt" style:font-size-asian="13pt" style:font-size-complex="13pt"/>
    </style:style>
    <style:style style:name="Rubrik2Char" style:display-name="Rubrik 2 Char" style:family="text" style:parent-style-name="Standardstycketeckensnitt">
      <style:text-properties style:font-name="Cambria" style:font-name-asian="Times New Roman" style:font-name-complex="Times New Roman" fo:color="#535353" fo:font-size="13pt" style:font-size-asian="13pt" style:font-size-complex="13pt"/>
    </style:style>
    <style:style style:name="Rubrik5Char" style:display-name="Rubrik 5 Char" style:family="text" style:parent-style-name="Standardstycketeckensnitt">
      <style:text-properties style:font-name="Cambria" style:font-name-asian="Times New Roman" style:font-name-complex="Times New Roman" fo:font-style="italic" style:font-style-asian="italic" fo:color="#2E2E2E" fo:letter-spacing="0.0041in"/>
    </style:style>
    <style:style style:name="Rubrik6Char" style:display-name="Rubrik 6 Char" style:family="text" style:parent-style-name="Standardstycketeckensnitt">
      <style:text-properties style:font-name="Cambria" style:font-name-asian="Times New Roman" style:font-name-complex="Times New Roman" fo:color="#2E2E2E" fo:letter-spacing="0.0083in"/>
    </style:style>
    <style:style style:name="Rubrik7Char" style:display-name="Rubrik 7 Char" style:family="text" style:parent-style-name="Standardstycketeckensnitt">
      <style:text-properties style:font-name="Cambria" style:font-name-asian="Times New Roman" style:font-name-complex="Times New Roman" style:font-style-complex="italic" fo:color="#2E2E2E"/>
    </style:style>
    <style:style style:name="Rubrik8Char" style:display-name="Rubrik 8 Char" style:family="text" style:parent-style-name="Standardstycketeckensnitt">
      <style:text-properties style:font-name="Cambria" style:font-name-asian="Times New Roman" style:font-name-complex="Times New Roman" fo:font-style="italic" style:font-style-asian="italic" fo:color="#626262" style:font-size-complex="10.5pt"/>
    </style:style>
    <style:style style:name="Rubrik9Char" style:display-name="Rubrik 9 Char" style:family="text" style:parent-style-name="Standardstycketeckensnitt">
      <style:text-properties style:font-name="Cambria" style:font-name-asian="Times New Roman" style:font-name-complex="Times New Roman" style:font-style-complex="italic" fo:color="#626262" style:font-size-complex="10.5pt"/>
    </style:style>
    <style:style style:name="Sidhuvud" style:display-name="Sidhuvud" style:family="paragraph" style:parent-style-name="Normal">
      <style:paragraph-properties fo:margin-bottom="0in" fo:line-height="100%"/>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ext-properties fo:hyphenate="false"/>
    </style:style>
    <style:style style:name="SidfotChar" style:display-name="Sidfot Char" style:family="text" style:parent-style-name="Standardstycketeckensnitt"/>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style:font-size-complex="9pt" fo:hyphenate="false"/>
    </style:style>
    <style:style style:name="Rubrik" style:display-name="Rubrik" style:family="paragraph" style:parent-style-name="Normal">
      <style:paragraph-properties fo:border-top="none" fo:border-left="0.0833in solid #000000" fo:border-bottom="none" fo:border-right="none" fo:padding-top="0in" fo:padding-left="0.1388in" fo:padding-bottom="0in" fo:padding-right="0in" style:shadow="none" fo:margin-top="0.1666in" fo:margin-bottom="0in" fo:margin-left="0in">
        <style:tab-stops/>
      </style:paragraph-properties>
      <style:text-properties style:font-name-asian="Times New Roman" fo:text-transform="uppercase" fo:color="#2E2E2E" fo:letter-spacing="0.0041in" fo:font-size="27pt" style:font-size-asian="27pt" style:font-size-complex="28pt" fo:hyphenate="false"/>
    </style:style>
    <style:style style:name="RubrikChar" style:display-name="Rubrik Char" style:family="text" style:parent-style-name="Standardstycketeckensnitt">
      <style:text-properties style:font-name="Cambria" style:font-name-asian="Times New Roman" style:font-name-complex="Times New Roman" fo:text-transform="uppercase" fo:color="#2E2E2E" fo:letter-spacing="0.0041in" fo:font-size="27pt" style:font-size-asian="27pt" style:font-size-complex="28pt"/>
    </style:style>
    <style:style style:name="Underrubrik" style:display-name="Underrubrik" style:family="paragraph" style:parent-style-name="Normal" style:next-style-name="Normal">
      <style:paragraph-properties fo:margin-bottom="0.1111in"/>
      <style:text-properties style:font-name-asian="Times New Roman" fo:font-style="italic" style:font-style-asian="italic" fo:letter-spacing="0.0104in" fo:font-size="16pt" style:font-size-asian="16pt" fo:hyphenate="false"/>
    </style:style>
    <style:style style:name="Datum" style:display-name="Datum" style:family="paragraph" style:parent-style-name="Normal" style:next-style-name="Rubrik">
      <style:paragraph-properties fo:margin-bottom="0.25in" fo:margin-left="0in">
        <style:tab-stops/>
      </style:paragraph-properties>
      <style:text-properties fo:font-size="14pt" style:font-size-asian="14pt" fo:hyphenate="false"/>
    </style:style>
    <style:style style:name="DatumChar" style:display-name="Datum Char" style:family="text" style:parent-style-name="Standardstycketeckensnitt">
      <style:text-properties fo:font-size="14pt" style:font-size-asian="14pt"/>
    </style:style>
    <style:style style:name="Starkbetoning" style:display-name="Stark betoning" style:family="text" style:parent-style-name="Standardstycketeckensnitt">
      <style:text-properties fo:font-weight="bold" style:font-weight-asian="bold" style:font-style-complex="italic" fo:color="#2E2E2E"/>
    </style:style>
    <style:style style:name="Starktcitat" style:display-name="Starkt citat"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StarktcitatChar" style:display-name="Starkt citat Char" style:family="text" style:parent-style-name="Standardstycketeckensnitt">
      <style:text-properties fo:font-weight="bold" style:font-weight-asian="bold" fo:font-style="italic" style:font-style-asian="italic" style:font-style-complex="italic" fo:color="#2E2E2E"/>
    </style:style>
    <style:style style:name="Starkreferens" style:display-name="Stark referens" style:family="text" style:parent-style-name="Standardstycketeckensnitt">
      <style:text-properties fo:font-weight="bold" style:font-weight-asian="bold" style:font-weight-complex="bold" fo:text-transform="uppercase" fo:font-variant="normal" fo:color="#707070" fo:letter-spacing="normal"/>
    </style:style>
    <style:style style:name="Citat" style:display-name="Citat" style:family="paragraph" style:parent-style-name="Normal" style:next-style-name="Normal">
      <style:paragraph-properties fo:margin-top="0.1666in"/>
      <style:text-properties fo:font-style="italic" style:font-style-asian="italic" style:font-style-complex="italic" fo:hyphenate="false"/>
    </style:style>
    <style:style style:name="CitatChar" style:display-name="Citat Char" style:family="text" style:parent-style-name="Standardstycketeckensnitt">
      <style:text-properties fo:font-style="italic" style:font-style-asian="italic" style:font-style-complex="italic"/>
    </style:style>
    <style:style style:name="Stark" style:display-name="Stark" style:family="text" style:parent-style-name="Standardstycketeckensnitt">
      <style:text-properties fo:font-weight="bold" style:font-weight-asian="bold" style:font-weight-complex="bold"/>
    </style:style>
    <style:style style:name="Diskretbetoning" style:display-name="Diskret betoning" style:family="text" style:parent-style-name="Standardstycketeckensnitt">
      <style:text-properties fo:font-style="italic" style:font-style-asian="italic" style:font-style-complex="italic" fo:color="#707070"/>
    </style:style>
    <style:style style:name="Diskretreferens" style:display-name="Diskret referens" style:family="text" style:parent-style-name="Standardstycketeckensnitt">
      <style:text-properties fo:text-transform="uppercase" fo:font-variant="normal" fo:color="#707070"/>
    </style:style>
    <style:style style:name="Innehållsförteckningsrubrik" style:display-name="Innehållsförteckningsrubrik" style:family="paragraph" style:parent-style-name="Rubrik1" style:next-style-name="Normal" style:default-outline-level="1">
      <style:text-properties fo:hyphenate="false"/>
    </style:style>
    <style:style style:name="UnderrubrikChar" style:display-name="Underrubrik Char" style:family="text" style:parent-style-name="Standardstycketeckensnitt">
      <style:text-properties style:font-name-asian="Times New Roman" fo:font-style="italic" style:font-style-asian="italic" fo:letter-spacing="0.0104in" fo:font-size="16pt" style:font-size-asian="16pt"/>
    </style:style>
    <style:style style:name="Platshållartext" style:display-name="Platshållartext" style:family="text" style:parent-style-name="Standardstycketeckensnitt">
      <style:text-properties fo:color="#707070"/>
    </style:style>
    <style:style style:name="Ballongtext" style:display-name="Ballongtext" style:family="paragraph" style:parent-style-name="Normal">
      <style:paragraph-properties fo:margin-bottom="0in" fo:line-height="100%"/>
      <style:text-properties style:font-name="Segoe UI" style:font-name-complex="Segoe UI" style:font-size-complex="9pt" fo:hyphenate="false"/>
    </style:style>
    <style:style style:name="BallongtextChar" style:display-name="Ballongtext Char" style:family="text" style:parent-style-name="Standardstycketeckensnitt">
      <style:text-properties style:font-name="Segoe UI" style:font-name-complex="Segoe UI" style:font-size-complex="9pt"/>
    </style:style>
    <style:style style:name="Brödtext3" style:display-name="Brödtext 3" style:family="paragraph" style:parent-style-name="Normal">
      <style:text-properties style:font-size-complex="8pt" fo:hyphenate="false"/>
    </style:style>
    <style:style style:name="Brödtext3Char" style:display-name="Brödtext 3 Char" style:family="text" style:parent-style-name="Standardstycketeckensnitt">
      <style:text-properties style:font-size-complex="8pt"/>
    </style:style>
    <style:style style:name="Brödtextmedindrag3" style:display-name="Brödtext med indrag 3" style:family="paragraph" style:parent-style-name="Normal">
      <style:text-properties style:font-size-complex="8pt" fo:hyphenate="false"/>
    </style:style>
    <style:style style:name="Brödtextmedindrag3Char" style:display-name="Brödtext med indrag 3 Char" style:family="text" style:parent-style-name="Standardstycketeckensnitt">
      <style:text-properties style:font-size-complex="8pt"/>
    </style:style>
    <style:style style:name="Kommentarsreferens" style:display-name="Kommentarsreferens" style:family="text" style:parent-style-name="Standardstycketeckensnitt">
      <style:text-properties fo:font-size="11pt" style:font-size-asian="11pt" style:font-size-complex="8pt"/>
    </style:style>
    <style:style style:name="Kommentarer" style:display-name="Kommentarer" style:family="paragraph" style:parent-style-name="Normal">
      <style:paragraph-properties fo:line-height="100%"/>
      <style:text-properties style:font-size-complex="10pt" fo:hyphenate="false"/>
    </style:style>
    <style:style style:name="KommentarerChar" style:display-name="Kommentarer Char" style:family="text" style:parent-style-name="Standardstycketeckensnitt">
      <style:text-properties style:font-size-complex="10pt"/>
    </style:style>
    <style:style style:name="Kommentarsämne" style:display-name="Kommentarsämne" style:family="paragraph" style:parent-style-name="Kommentarer" style:next-style-name="Kommentarer">
      <style:text-properties fo:font-weight="bold" style:font-weight-asian="bold" style:font-weight-complex="bold" fo:hyphenate="false"/>
    </style:style>
    <style:style style:name="KommentarsämneChar" style:display-name="Kommentarsämne Char" style:family="text" style:parent-style-name="KommentarerChar">
      <style:text-properties fo:font-weight="bold" style:font-weight-asian="bold" style:font-weight-complex="bold" style:font-size-complex="10pt"/>
    </style:style>
    <style:style style:name="Slutnotstext" style:display-name="Slutnotstext" style:family="paragraph" style:parent-style-name="Normal">
      <style:paragraph-properties fo:margin-bottom="0in" fo:line-height="100%"/>
      <style:text-properties style:font-size-complex="10pt" fo:hyphenate="false"/>
    </style:style>
    <style:style style:name="SlutnotstextChar" style:display-name="Slutnotstext Char" style:family="text" style:parent-style-name="Standardstycketeckensnitt">
      <style:text-properties style:font-size-complex="10pt"/>
    </style:style>
    <style:style style:name="Dokumentöversikt" style:display-name="Dokumentöversikt" style:family="paragraph" style:parent-style-name="Normal">
      <style:paragraph-properties fo:margin-bottom="0in" fo:line-height="100%"/>
      <style:text-properties style:font-name="Segoe UI" style:font-name-complex="Segoe UI" style:font-size-complex="8pt" fo:hyphenate="false"/>
    </style:style>
    <style:style style:name="DokumentöversiktChar" style:display-name="Dokumentöversikt Char" style:family="text" style:parent-style-name="Standardstycketeckensnitt">
      <style:text-properties style:font-name="Segoe UI" style:font-name-complex="Segoe UI" style:font-size-complex="8pt"/>
    </style:style>
    <style:style style:name="Avsändaradress-brev" style:display-name="Avsändaradress - brev" style:family="paragraph" style:parent-style-name="Normal">
      <style:paragraph-properties fo:margin-bottom="0in" fo:line-height="100%"/>
      <style:text-properties style:font-name-asian="Times New Roman" style:font-size-complex="10pt" fo:hyphenate="false"/>
    </style:style>
    <style:style style:name="Fotnotstext" style:display-name="Fotnotstext" style:family="paragraph" style:parent-style-name="Normal">
      <style:paragraph-properties fo:margin-bottom="0in" fo:line-height="100%"/>
      <style:text-properties style:font-size-complex="10pt" fo:hyphenate="false"/>
    </style:style>
    <style:style style:name="FotnotstextChar" style:display-name="Fotnotstext Char" style:family="text" style:parent-style-name="Standardstycketeckensnitt">
      <style:text-properties style:font-size-complex="10pt"/>
    </style:style>
    <style:style style:name="HTML-kod" style:display-name="HTML - kod" style:family="text" style:parent-style-name="Standardstycketeckensnitt">
      <style:text-properties style:font-name="Consolas" fo:font-size="11pt" style:font-size-asian="11pt" style:font-size-complex="10pt"/>
    </style:style>
    <style:style style:name="HTML-tangentbord" style:display-name="HTML - tangentbord" style:family="text" style:parent-style-name="Standardstycketeckensnitt">
      <style:text-properties style:font-name="Consolas" fo:font-size="11pt" style:font-size-asian="11pt" style:font-size-complex="10pt"/>
    </style:style>
    <style:style style:name="HTML-förformaterad" style:display-name="HTML - förformaterad" style:family="paragraph" style:parent-style-name="Normal">
      <style:paragraph-properties fo:margin-bottom="0in" fo:line-height="100%"/>
      <style:text-properties style:font-name="Consolas" style:font-size-complex="10pt" fo:hyphenate="false"/>
    </style:style>
    <style:style style:name="HTML-förformateradChar" style:display-name="HTML - förformaterad Char" style:family="text" style:parent-style-name="Standardstycketeckensnitt">
      <style:text-properties style:font-name="Consolas" style:font-size-complex="10pt"/>
    </style:style>
    <style:style style:name="HTML-skrivmaskin" style:display-name="HTML - skrivmaskin" style:family="text" style:parent-style-name="Standardstycketeckensnitt">
      <style:text-properties style:font-name="Consolas" fo:font-size="11pt" style:font-size-asian="11pt" style:font-size-complex="10pt"/>
    </style:style>
    <style:style style:name="Makrotext" style:display-name="Makrotext" style:family="paragraph">
      <style:paragraph-properties fo:margin-bottom="0in">
        <style:tab-stops>
          <style:tab-stop style:type="left" style:position="-0.1666in"/>
          <style:tab-stop style:type="left" style:position="0.1666in"/>
          <style:tab-stop style:type="left" style:position="0.5in"/>
          <style:tab-stop style:type="left" style:position="0.8333in"/>
          <style:tab-stop style:type="left" style:position="1.1666in"/>
          <style:tab-stop style:type="left" style:position="1.5in"/>
          <style:tab-stop style:type="left" style:position="1.8333in"/>
          <style:tab-stop style:type="left" style:position="2.1666in"/>
          <style:tab-stop style:type="left" style:position="2.5in"/>
        </style:tab-stops>
      </style:paragraph-properties>
      <style:text-properties style:font-name="Consolas" style:font-size-complex="10pt" fo:hyphenate="false"/>
    </style:style>
    <style:style style:name="MakrotextChar" style:display-name="Makrotext Char" style:family="text" style:parent-style-name="Standardstycketeckensnitt">
      <style:text-properties style:font-name="Consolas" style:font-size-complex="10pt"/>
    </style:style>
    <style:style style:name="Oformateradtext" style:display-name="Oformaterad text" style:family="paragraph" style:parent-style-name="Normal">
      <style:paragraph-properties fo:margin-bottom="0in" fo:line-height="100%"/>
      <style:text-properties style:font-name="Consolas" style:font-size-complex="10.5pt" fo:hyphenate="false"/>
    </style:style>
    <style:style style:name="OformateradtextChar" style:display-name="Oformaterad text Char" style:family="text" style:parent-style-name="Standardstycketeckensnitt">
      <style:text-properties style:font-name="Consolas" style:font-size-complex="10.5pt"/>
    </style:style>
    <style:style style:name="Meddelanderubrik" style:display-name="Meddelanderubrik" style:family="paragraph" style:parent-style-name="Normal">
      <style:paragraph-properties fo:border="0.0104in solid #000000" fo:padding="0.0138in" style:shadow="none" fo:margin-bottom="0in" fo:line-height="100%" fo:margin-left="0.75in" fo:text-indent="-0.75in">
        <style:tab-stops/>
      </style:paragraph-properties>
      <style:text-properties style:font-name-asian="Times New Roman" fo:color="#535353" fo:font-size="12pt" style:font-size-asian="12pt" style:font-size-complex="12pt" fo:hyphenate="false"/>
    </style:style>
    <style:style style:name="MeddelanderubrikChar" style:display-name="Meddelanderubrik Char" style:family="text" style:parent-style-name="Standardstycketeckensnitt">
      <style:text-properties style:font-name="Cambria" style:font-name-asian="Times New Roman" style:font-name-complex="Times New Roman" fo:color="#535353" fo:font-size="12pt" style:font-size-asian="12pt" style:font-size-complex="12pt" fo:background-color="transparent"/>
    </style:style>
    <style:style style:name="Numreradlista" style:display-name="Numrerad lista" style:family="paragraph" style:parent-style-name="Normal" style:list-style-name="LFO6">
      <style:text-properties fo:hyphenate="false"/>
    </style:style>
    <style:style style:name="Punktlista" style:display-name="Punktlista" style:family="paragraph" style:parent-style-name="Normal" style:list-style-name="LFO11">
      <style:text-properties fo:hyphenate="false"/>
    </style:style>
    <style:style style:name="Rubrik3Char" style:display-name="Rubrik 3 Char" style:family="text" style:parent-style-name="Standardstycketeckensnitt">
      <style:text-properties style:font-name="Cambria" style:font-name-asian="Times New Roman" style:font-name-complex="Times New Roman" fo:color="#373737" fo:font-size="12pt" style:font-size-asian="12pt" style:font-size-complex="12pt"/>
    </style:style>
    <text:list-style style:name="LFO6" style:display-name="LFO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text:list-style style:name="LFO11" style:display-name="LFO1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T2" style:parent-style-name="Standardstycketeckensnitt" style:family="text">
      <style:text-properties style:language-complex="sv" style:country-complex="SE"/>
    </style:style>
  </office:automatic-styles>
  <office:master-styles>
    <style:master-page style:name="MP0" style:page-layout-name="PL0">
      <style:header>
        <text:p text:style-name="Sidhuvud"/>
      </style:header>
      <style:footer>
        <text:p text:style-name="Sidfot"><text:span text:style-name="T2"><text:page-number text:fixed="false">2</text:page-number></text:span></text:p>
      </style:footer>
    </style:master-page>
    <style:master-page style:next-style-name="MP0" style:name="MPF0" style:page-layout-name="PL0">
      <style:header>
        <text:p text:style-name="Sidhuvud"/>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 Skoog</meta:initial-creator>
    <dc:creator>Jonas Skoog</dc:creator>
    <meta:creation-date>2019-06-01T21:11:00Z</meta:creation-date>
    <dc:date>2019-06-02T16:49:00Z</dc:date>
    <meta:template xlink:href="Skapa%20en%20disposition" xlink:type="simple"/>
    <meta:editing-cycles>2</meta:editing-cycles>
    <meta:editing-duration>PT5400S</meta:editing-duration>
    <meta:document-statistic meta:page-count="3" meta:paragraph-count="9" meta:word-count="740" meta:character-count="4658" meta:row-count="32" meta:non-whitespace-character-count="3927"/>
  </office:meta>
</office:document-meta>
</file>